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77c" officeooo:paragraph-rsid="001cc77c"/>
    </style:style>
    <style:style style:name="P2" style:family="paragraph" style:parent-style-name="Standard">
      <style:text-properties officeooo:rsid="001ec670" officeooo:paragraph-rsid="001ec670"/>
    </style:style>
    <style:style style:name="P3" style:family="paragraph" style:parent-style-name="Standard">
      <style:text-properties officeooo:rsid="00207f99" officeooo:paragraph-rsid="00207f99"/>
    </style:style>
    <style:style style:name="P4" style:family="paragraph" style:parent-style-name="Standard">
      <style:text-properties officeooo:rsid="0026a3b0" officeooo:paragraph-rsid="0026a3b0"/>
    </style:style>
    <style:style style:name="P5" style:family="paragraph" style:parent-style-name="Standard">
      <style:text-properties officeooo:rsid="0026a3b0" officeooo:paragraph-rsid="00207f99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Hola <text:conditional-text text:condition="ooow:true" text:string-value-if-true="nombre_empleado" text:string-value-if-false="">nombre_empleado</text:conditional-text><text:s/>como estas </text:p>
      <text:p text:style-name="P2"><office:annotation office:name="__Annotation__0_584629651" loext:resolved="false"><dc:creator>Unknown Author</dc:creator><dc:date>2024-02-13T18:01:21.427479626</dc:date><text:p text:style-name="P6"><text:span text:style-name="T2">do text for i in range(3)</text:span></text:p></office:annotation>parafo para repetir en cualquier cosa(<text:conditional-text text:condition="ooow:true" text:string-value-if-true="i" text:string-value-if-false="">i</text:conditional-text>)<office:annotation-end office:name="__Annotation__0_584629651"/></text:p>
      <text:p text:style-name="P3"><office:annotation office:name="__Annotation__11_584629651" loext:resolved="false"><dc:creator>Unknown Author</dc:creator><dc:date>2024-02-13T18:03:25.750052153</dc:date><text:p text:style-name="P6"><text:span text:style-name="T2">do text if beingPaidForIt</text:span></text:p></office:annotation>esto tambien parrafo para repetir todo lo que quieras<office:annotation-end office:name="__Annotation__11_584629651"/></text:p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7:05:47.386768422</meta:creation-date>
    <dc:date>2024-02-19T14:57:57.501160967</dc:date>
    <meta:editing-duration>PT38M5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9" meta:character-count="125" meta:non-whitespace-character-count="108"/>
  </office:meta>
</office:document-meta>
</file>